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 style:master-page-name="">
      <style:table-properties style:width="17.313cm" fo:margin-left="0cm" fo:margin-right="-0.012cm" style:page-number="auto" table:align="margins"/>
    </style:style>
    <style:style style:name="TableauRenteAccordee.A" style:family="table-column">
      <style:table-column-properties style:column-width="9.317cm" style:rel-column-width="35268*"/>
    </style:style>
    <style:style style:name="TableauRenteAccordee.B" style:family="table-column">
      <style:table-column-properties style:column-width="4.683cm" style:rel-column-width="17727*"/>
    </style:style>
    <style:style style:name="TableauRenteAccordee.C" style:family="table-column">
      <style:table-column-properties style:column-width="1.157cm" style:rel-column-width="4380*"/>
    </style:style>
    <style:style style:name="TableauRenteAccordee.D" style:family="table-column">
      <style:table-column-properties style:column-width="2.155cm" style:rel-column-width="8160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 style:master-page-name="">
      <style:table-properties style:width="17.313cm" fo:margin-left="0cm" fo:margin-right="-0.012cm" style:page-number="auto" table:align="margins"/>
    </style:style>
    <style:style style:name="Table1.A" style:family="table-column">
      <style:table-column-properties style:column-width="9.317cm" style:rel-column-width="35268*"/>
    </style:style>
    <style:style style:name="Table1.B" style:family="table-column">
      <style:table-column-properties style:column-width="4.681cm" style:rel-column-width="17720*"/>
    </style:style>
    <style:style style:name="Table1.C" style:family="table-column">
      <style:table-column-properties style:column-width="1.157cm" style:rel-column-width="4380*"/>
    </style:style>
    <style:style style:name="Table1.D" style:family="table-column">
      <style:table-column-properties style:column-width="2.157cm" style:rel-column-width="8167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313cm" fo:margin-left="0cm" fo:margin-right="-0.012cm" table:align="margins"/>
    </style:style>
    <style:style style:name="TableauAutre.A" style:family="table-column">
      <style:table-column-properties style:column-width="9.317cm" style:rel-column-width="35268*"/>
    </style:style>
    <style:style style:name="TableauAutre.B" style:family="table-column">
      <style:table-column-properties style:column-width="4.653cm" style:rel-column-width="17613*"/>
    </style:style>
    <style:style style:name="TableauAutre.C" style:family="table-column">
      <style:table-column-properties style:column-width="1.134cm" style:rel-column-width="4293*"/>
    </style:style>
    <style:style style:name="TableauAutre.D" style:family="table-column">
      <style:table-column-properties style:column-width="2.208cm" style:rel-column-width="8361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313cm" fo:margin-left="0cm" fo:margin-right="-0.012cm" table:align="margins"/>
    </style:style>
    <style:style style:name="Table2.A" style:family="table-column">
      <style:table-column-properties style:column-width="7.646cm" style:rel-column-width="28945*"/>
    </style:style>
    <style:style style:name="Table2.B" style:family="table-column">
      <style:table-column-properties style:column-width="9.666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style:font-size-asian="11pt" style:font-size-complex="11pt"/>
    </style:style>
    <style:style style:name="P11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8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enTetesDecision#%</text:p>
      <text:p text:style-name="P14"/>
      <text:p text:style-name="P14"/>
      <text:p text:style-name="P16">%=TITRE_ATTESTATION=% %=annee_attestation=%</text:p>
      <text:p text:style-name="P15">%=nss_requerant=% %=nomPrenom_requerant=%</text:p>
      <text:p text:style-name="P15"/>
      <text:p text:style-name="P15"/>
      <text:p text:style-name="P15">%=titre_tiers=%</text:p>
      <text:p text:style-name="P15"/>
      <text:p text:style-name="P15">%=PARAGRAPHE1_ATTESTATION=%</text:p>
      <text:p text:style-name="P15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21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7">%=montant_total=%</text:p>
          </table:table-cell>
        </table:table-row>
      </table:table>
      <text:p text:style-name="P15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20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9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9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15"/>
      <text:p text:style-name="P15"/>
      <text:p text:style-name="P22">%=remLineWhenBlank(TITRE_API,-2)=%</text:p>
      <text:p text:style-name="P7">%=remLineWhenBlank(TEXTE_API,1)=%</text:p>
      <text:p text:style-name="P8"/>
      <text:p text:style-name="P8">%=remLineWhenBlank(PLUSIEURS_ATT_FAMILLE,1)=%</text:p>
      <text:p text:style-name="P8">%=remLineWhenBlank(HAS_PC_DECEMBRE,1)=%</text:p>
      <text:p text:style-name="P8">%=remLineWhenBlank(HAS_RETROACTIF,1)=%</text:p>
      <text:p text:style-name="P8"/>
      <text:p text:style-name="P8"/>
      <text:p text:style-name="P8">%=SALUTATION_ATTESTATION=%</text:p>
      <text:p text:style-name="P8"/>
      <text:p text:style-name="P8"/>
      <text:p text:style-name="P8"/>
      <text:p text:style-name="P10"><text:tab/>%#include <text:s/>signatures/CCB/standardAvecImageCCB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6-10-05T13:47:19.74</dc:date>
    <meta:editing-cycles>91</meta:editing-cycles>
    <meta:editing-duration>PT5H7M32S</meta:editing-duration>
    <meta:document-statistic meta:table-count="4" meta:image-count="0" meta:object-count="0" meta:page-count="1" meta:paragraph-count="27" meta:word-count="31" meta:character-count="879"/>
    <meta:user-defined meta:name="Info 1"/>
    <meta:user-defined meta:name="Info 2"/>
    <meta:user-defined meta:name="Info 3"/>
    <meta:user-defined meta:name="Info 4"/>
  </office:meta>
</office:document-meta>
</file>